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d65c6" officeooo:paragraph-rsid="000d65c6"/>
    </style:style>
    <style:style style:name="P2" style:family="paragraph" style:parent-style-name="Standard">
      <style:text-properties officeooo:rsid="000395f6" officeooo:paragraph-rsid="000395f6"/>
    </style:style>
    <style:style style:name="P3" style:family="paragraph" style:parent-style-name="Standard">
      <style:text-properties officeooo:rsid="00040c0c" officeooo:paragraph-rsid="00040c0c"/>
    </style:style>
    <style:style style:name="P4" style:family="paragraph" style:parent-style-name="Standard">
      <style:text-properties officeooo:rsid="00040c0c" officeooo:paragraph-rsid="00092cb3"/>
    </style:style>
    <style:style style:name="P5" style:family="paragraph" style:parent-style-name="Standard">
      <style:text-properties officeooo:rsid="000977ce" officeooo:paragraph-rsid="000977ce"/>
    </style:style>
    <style:style style:name="P6" style:family="paragraph" style:parent-style-name="Standard">
      <style:text-properties officeooo:rsid="000a5083" officeooo:paragraph-rsid="000a5083"/>
    </style:style>
    <style:style style:name="T1" style:family="text">
      <style:text-properties officeooo:rsid="00057af6"/>
    </style:style>
    <style:style style:name="T2" style:family="text">
      <style:text-properties officeooo:rsid="00075ea5"/>
    </style:style>
    <style:style style:name="T3" style:family="text">
      <style:text-properties officeooo:rsid="00092cb3"/>
    </style:style>
    <style:style style:name="T4" style:family="text">
      <style:text-properties officeooo:rsid="000a50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enzamos con la etiqueta de HTML con la selección de lenguaje por defecto</text:p>
      <text:p text:style-name="P2"/>
      <text:p text:style-name="Standard">&lt;html lang="es"&gt;</text:p>
      <text:p text:style-name="Standard"/>
      <text:p text:style-name="P2">en &lt;head&gt; tendremos:</text:p>
      <text:p text:style-name="P2"/>
      <text:p text:style-name="P2">un “meta” para indicar la codificacion</text:p>
      <text:p text:style-name="P2"/>
      <text:p text:style-name="P2">&lt;meta charset='utf-8'&gt;</text:p>
      <text:p text:style-name="P2"/>
      <text:p text:style-name="P2">y otro “meta” para adaptar el contenido</text:p>
      <text:p text:style-name="P2"/>
      <text:p text:style-name="P2">&lt;meta name="viewport" content="width=device-width,initial-scale=1.0"&gt;</text:p>
      <text:p text:style-name="P2"/>
      <text:p text:style-name="P2">con “link” enlazamos el archivo externo de CSS</text:p>
      <text:p text:style-name="P2"/>
      <text:p text:style-name="P2">&lt;link rel="stylesheet" href="style.css" type="text/css"&gt;</text:p>
      <text:p text:style-name="P2"/>
      <text:p text:style-name="P2">“title” titulo de la pestaña del navegador en la que este la web </text:p>
      <text:p text:style-name="P2"/>
      <text:p text:style-name="P2">&lt;title&gt;TIENDA WEB 1.0&lt;/title&gt;</text:p>
      <text:p text:style-name="P2"/>
      <text:p text:style-name="P3">en el &lt;body&gt;: (esto es comun para todos los html)</text:p>
      <text:p text:style-name="P3"/>
      <text:p text:style-name="P4">&lt;div class=”cabeza”&gt;: contendra el titulo (h1) y un menu con &lt;ul class=”nav”&gt; <text:span text:style-name="T1">para un enlace &lt;a&gt; para Indice.html</text:span></text:p>
      <text:p text:style-name="P4"/>
      <text:p text:style-name="P4"><text:span text:style-name="T3">P</text:span><text:span text:style-name="T1">roductos y clientes </text:span><text:span text:style-name="T3">estarán</text:span><text:span text:style-name="T1"> al mismo nivel en un &lt;a href&gt; vacio</text:span> y &lt;ul class=”smenu”&gt; <text:span text:style-name="T1">uno debajo de &lt;a Productos&gt; y otro debajo de &lt;a Clientes&gt; con dos &lt;a&gt; para </text:span><text:span text:style-name="T3">búsqueda</text:span><text:span text:style-name="T1"> y alta respectivamente.</text:span></text:p>
      <text:p text:style-name="P3"/>
      <text:p text:style-name="P3">&lt;ul class="nav"&gt;</text:p>
      <text:p text:style-name="P3"><text:tab/>&lt;li&gt;&lt;a href="Indice.html"&gt;Inicio&lt;/a&gt;&lt;/li&gt;</text:p>
      <text:p text:style-name="P3"><text:tab/>&lt;li&gt;&lt;a href=""&gt;Productos&lt;/a&gt;</text:p>
      <text:p text:style-name="P3"><text:tab/>&lt;ul class="smenu"&gt;</text:p>
      <text:p text:style-name="P3"><text:tab/><text:tab/>&lt;li&gt;&lt;a href="insertar.html"&gt;Insertar Productos&lt;/a&gt;&lt;/li&gt;</text:p>
      <text:p text:style-name="P3"><text:tab/><text:tab/>&lt;li&gt;&lt;a href="buscar.html"&gt;Buscar Productos&lt;/a&gt;&lt;/li&gt;</text:p>
      <text:p text:style-name="P3"><text:tab/>&lt;/ul&gt;</text:p>
      <text:p text:style-name="P3">&lt;/<text:span text:style-name="T2">ul</text:span>&gt;</text:p>
      <text:p text:style-name="P3"/>
      <text:p text:style-name="P5">con este menu en todos los HTML no es necesario tener el enlace del final de “volver al indice”</text:p>
      <text:p text:style-name="P3"/>
      <text:p text:style-name="P5">despues tendremos el cuerpo de la pagina &lt;<text:span text:style-name="T4">div class=”cuerpo”</text:span>&gt;</text:p>
      <text:p text:style-name="P5"/>
      <text:p text:style-name="P6">aquí reflejaremos todo el contenido de la web descripciones, formularios, etc.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65c6" officeooo:paragraph-rsid="000d65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AW 2020/2021</text:p>
        <text:p text:style-name="MP1">Alejandro Jose Aguilar Aldan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10:40:05.831000000</meta:creation-date>
    <dc:date>2021-01-26T13:40:23.440000000</dc:date>
    <meta:editing-duration>PT10M36S</meta:editing-duration>
    <meta:editing-cycles>5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27" meta:word-count="187" meta:character-count="1333" meta:non-whitespace-character-count="1164"/>
  </office:meta>
</office:document-meta>
</file>